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6" style:family="table-cell" style:parent-style-name="Default" style:data-style-name="N3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ing cloud gate way routing</text:p>
          </table:table-cell>
          <table:table-cell office:value-type="float" office:value="2" calcext:value-type="float">
            <text:p>2</text:p>
          </table:table-cell>
          <table:table-cell table:style-name="ce3" office:value-type="date" office:date-value="2024-01-11" calcext:value-type="date" table:number-columns-spanned="1" table:number-rows-spanned="3">
            <text:p>11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ate a monolithic applicaton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create micro service app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8:10:39.5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1T18:16:48.860000000</dc:date>
    <meta:editing-duration>P2DT4H27M41S</meta:editing-duration>
    <meta:editing-cycles>74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